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358AABAE0D20BA62574.png" manifest:media-type="image/png"/>
  <manifest:file-entry manifest:full-path="Pictures/10000000000003E800000348A1F11063B19376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9f994" officeooo:paragraph-rsid="0019f994"/>
    </style:style>
    <style:style style:name="P2" style:family="paragraph" style:parent-style-name="Title">
      <style:text-properties officeooo:rsid="0019f994" officeooo:paragraph-rsid="0019f994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Text_20_body"><draw:frame draw:style-name="fr2" draw:name="Imagen1" text:anchor-type="paragraph" svg:x="0cm" svg:y="-0.146cm" svg:width="17cm" svg:height="14.279cm" draw:z-index="0"><draw:image xlink:href="Pictures/10000000000003E800000348A1F11063B19376B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" text:anchor-type="char" svg:width="17cm" svg:height="14.351cm" draw:z-index="1"><draw:image xlink:href="Pictures/10000000000003F600000358AABAE0D20BA62574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7:45:59.331360518</meta:creation-date>
    <dc:date>2024-02-26T17:47:27.009571690</dc:date>
    <meta:editing-duration>PT1M28S</meta:editing-duration>
    <meta:editing-cycles>1</meta:editing-cycles>
    <meta:document-statistic meta:table-count="0" meta:image-count="2" meta:object-count="0" meta:page-count="2" meta:paragraph-count="1" meta:word-count="3" meta:character-count="23" meta:non-whitespace-character-count="21"/>
    <meta:generator>LibreOffice/7.3.7.2$Linux_X86_64 LibreOffice_project/30$Build-2</meta:generator>
  </office:meta>
</office:document-meta>
</file>